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4500000340F9B9BE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112cm" svg:height="25.939cm" svg:x="1.738cm" svg:y="1cm">
          <draw:image xlink:href="Pictures/100002010000024500000340F9B9BE54.png" xlink:type="simple" xlink:show="embed" xlink:actuate="onLoad">
            <text:p/>
          </draw:image>
        </draw:frame>
        <draw:line draw:style-name="gr2" draw:text-style-name="P1" draw:layer="layout" svg:x1="1cm" svg:y1="13.23cm" svg:x2="20.59cm" svg:y2="13.23cm">
          <text:p/>
        </draw:line>
        <draw:line draw:style-name="gr2" draw:text-style-name="P1" draw:layer="layout" svg:x1="1cm" svg:y1="17.93cm" svg:x2="20.59cm" svg:y2="17.93cm">
          <text:p/>
        </draw:line>
        <draw:frame draw:style-name="gr3" draw:text-style-name="P2" draw:layer="layout" svg:width="3.507cm" svg:height="0.806cm" svg:x="1.937cm" svg:y="12.468cm">
          <draw:text-box>
            <text:p><text:span text:style-name="T1">Set-up </text:span><text:span text:style-name="T2">Phase</text:span></text:p>
          </draw:text-box>
        </draw:frame>
        <draw:frame draw:style-name="gr3" draw:text-style-name="P2" draw:layer="layout" svg:width="3.427cm" svg:height="0.806cm" svg:x="2.018cm" svg:y="13.33cm">
          <draw:text-box>
            <text:p><text:span text:style-name="T2">Voting Phase</text:span></text:p>
          </draw:text-box>
        </draw:frame>
        <draw:frame draw:style-name="gr3" draw:text-style-name="P2" draw:layer="layout" svg:width="3.508cm" svg:height="0.806cm" svg:x="16.24cm" svg:y="12.468cm">
          <draw:text-box>
            <text:p><text:span text:style-name="T2">Set-up Phase</text:span></text:p>
          </draw:text-box>
        </draw:frame>
        <draw:frame draw:style-name="gr3" draw:text-style-name="P2" draw:layer="layout" svg:width="3.427cm" svg:height="0.806cm" svg:x="16.24cm" svg:y="17.14cm">
          <draw:text-box>
            <text:p><text:span text:style-name="T2">Voting Phase</text:span></text:p>
          </draw:text-box>
        </draw:frame>
        <draw:frame draw:style-name="gr3" draw:text-style-name="P2" draw:layer="layout" svg:width="3.427cm" svg:height="0.806cm" svg:x="16.34cm" svg:y="13.33cm">
          <draw:text-box>
            <text:p><text:span text:style-name="T2">Voting Phase</text:span></text:p>
          </draw:text-box>
        </draw:frame>
        <draw:frame draw:style-name="gr3" draw:text-style-name="P2" draw:layer="layout" svg:width="3.427cm" svg:height="0.806cm" svg:x="2.019cm" svg:y="17.14cm">
          <draw:text-box>
            <text:p><text:span text:style-name="T2">Voting Phase</text:span></text:p>
          </draw:text-box>
        </draw:frame>
        <draw:frame draw:style-name="gr3" draw:text-style-name="P2" draw:layer="layout" svg:width="4.033cm" svg:height="0.806cm" svg:x="2.019cm" svg:y="17.83cm">
          <draw:text-box>
            <text:p><text:span text:style-name="T2">Counting Phase</text:span></text:p>
          </draw:text-box>
        </draw:frame>
        <draw:frame draw:style-name="gr3" draw:text-style-name="P2" draw:layer="layout" svg:width="4.033cm" svg:height="0.806cm" svg:x="15.64cm" svg:y="17.855cm">
          <draw:text-box>
            <text:p><text:span text:style-name="T2">Counting Phase</text:span></text:p>
          </draw:text-box>
        </draw:frame>
        <draw:line draw:style-name="gr2" draw:text-style-name="P1" draw:layer="layout" svg:x1="1cm" svg:y1="24.93cm" svg:x2="20.59cm" svg:y2="24.93cm">
          <text:p/>
        </draw:line>
        <draw:frame draw:style-name="gr3" draw:text-style-name="P2" draw:layer="layout" svg:width="4.033cm" svg:height="0.806cm" svg:x="2.019cm" svg:y="24.131cm">
          <draw:text-box>
            <text:p><text:span text:style-name="T2">Counting Phase</text:span></text:p>
          </draw:text-box>
        </draw:frame>
        <draw:frame draw:style-name="gr3" draw:text-style-name="P2" draw:layer="layout" svg:width="4.033cm" svg:height="0.806cm" svg:x="15.84cm" svg:y="24.156cm">
          <draw:text-box>
            <text:p><text:span text:style-name="T2">Counting Phase</text:span></text:p>
          </draw:text-box>
        </draw:frame>
        <draw:frame draw:style-name="gr3" draw:text-style-name="P2" draw:layer="layout" svg:width="3.072cm" svg:height="1.361cm" svg:x="2.02cm" svg:y="24.831cm">
          <draw:text-box>
            <text:p><text:span text:style-name="T2">Verification </text:span></text:p>
            <text:p><text:span text:style-name="T2">Phase</text:span></text:p>
          </draw:text-box>
        </draw:frame>
        <draw:frame draw:style-name="gr3" draw:text-style-name="P4" draw:layer="layout" svg:width="2.932cm" svg:height="1.361cm" svg:x="16.943cm" svg:y="25.039cm">
          <draw:text-box>
            <text:p text:style-name="P3"><text:span text:style-name="T2">Verification</text:span></text:p>
            <text:p text:style-name="P3"><text:span text:style-name="T2">Ph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1-01T17:50:39</dc:date>
    <dc:creator>Lázaro Clapp</dc:creator>
    <meta:generator>OpenOffice.org/3.2$Unix OpenOffice.org_project/320m19$Build-9505</meta:generator>
    <meta:editing-duration>PT00H14M42S</meta:editing-duration>
    <meta:editing-cycles>1</meta:editing-cycles>
    <meta:document-statistic meta:object-count="16"/>
  </office:meta>
</office:document-meta>
</file>